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fo:min-height="0.404cm"/>
    </style:style>
    <style:style style:name="gr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>
      <style:text-properties fo:color="#ff3333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color="#ff3333"/>
    </style:style>
    <style:style style:name="T3" style:family="text">
      <style:text-properties style:font-name="Liberation Mono1" fo:font-size="10pt" style:font-name-asian="Liberation Mono1" style:font-size-asian="10pt" style:font-name-complex="Liberation Mono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694cm" svg:height="2.384cm" svg:x="1.066cm" svg:y="1.943cm">
          <draw:text-box>
            <text:p>a = 3+5;</text:p>
            <text:p>b = a*2;</text:p>
            <text:p>printf(“a = %d, b = %d”, a, b);</text:p>
          </draw:text-box>
        </draw:frame>
        <draw:custom-shape draw:style-name="gr2" draw:text-style-name="P1" draw:layer="layout" svg:width="9.525cm" svg:height="3.556cm" svg:x="1.081cm" svg:y="1.06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7.749cm" svg:height="0.886cm" svg:x="0.989cm" svg:y="0.962cm">
          <draw:text-box>
            <text:p><text:span text:style-name="T1">Codes in high level language</text:span></text:p>
          </draw:text-box>
        </draw:frame>
        <draw:custom-shape draw:style-name="gr2" draw:text-style-name="P1" draw:layer="layout" svg:width="3.556cm" svg:height="3.556cm" svg:x="11.703cm" svg:y="1.06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017cm" svg:height="0.886cm" svg:x="11.589cm" svg:y="0.962cm">
          <draw:text-box>
            <text:p><text:span text:style-name="T1">Translator</text:span></text:p>
          </draw:text-box>
        </draw:frame>
        <draw:frame draw:style-name="gr1" draw:text-style-name="P3" draw:layer="layout" svg:width="3.034cm" svg:height="0.962cm" svg:x="11.992cm" svg:y="2.313cm">
          <draw:text-box>
            <text:p><text:span text:style-name="T2">Compiler</text:span></text:p>
          </draw:text-box>
        </draw:frame>
        <draw:custom-shape draw:style-name="gr2" draw:text-style-name="P1" draw:layer="layout" svg:width="0.762cm" svg:height="0.635cm" svg:x="10.733cm" svg:y="2.48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7.874cm" svg:height="3.556cm" svg:x="16.321cm" svg:y="1.06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8.029cm" svg:height="0.886cm" svg:x="16.189cm" svg:y="0.962cm">
          <draw:text-box>
            <text:p><text:span text:style-name="T1">Machine codes (binary codes)</text:span></text:p>
          </draw:text-box>
        </draw:frame>
        <draw:frame draw:style-name="gr3" draw:text-style-name="P5" draw:layer="layout" svg:width="3.889cm" svg:height="0.654cm" svg:x="16.448cm" svg:y="1.932cm">
          <draw:text-box>
            <text:p text:style-name="P4"><text:span text:style-name="T3">010101 0000 0011</text:span></text:p>
          </draw:text-box>
        </draw:frame>
        <draw:frame draw:style-name="gr3" draw:text-style-name="P5" draw:layer="layout" svg:width="3.889cm" svg:height="0.654cm" svg:x="16.448cm" svg:y="2.34cm">
          <draw:text-box>
            <text:p text:style-name="P4"><text:span text:style-name="T3">010101 0001 0101</text:span></text:p>
          </draw:text-box>
        </draw:frame>
        <draw:frame draw:style-name="gr3" draw:text-style-name="P5" draw:layer="layout" svg:width="3.889cm" svg:height="0.654cm" svg:x="16.448cm" svg:y="2.667cm">
          <draw:text-box>
            <text:p text:style-name="P4"><text:span text:style-name="T3">101010 0000 0001</text:span></text:p>
          </draw:text-box>
        </draw:frame>
        <draw:frame draw:style-name="gr3" draw:text-style-name="P5" draw:layer="layout" svg:width="3.889cm" svg:height="0.654cm" svg:x="16.452cm" svg:y="3.047cm">
          <draw:text-box>
            <text:p text:style-name="P4"><text:span text:style-name="T3">010101 0000 1011</text:span></text:p>
          </draw:text-box>
        </draw:frame>
        <draw:frame draw:style-name="gr3" draw:text-style-name="P5" draw:layer="layout" svg:width="3.889cm" svg:height="0.654cm" svg:x="16.452cm" svg:y="3.847cm">
          <draw:text-box>
            <text:p text:style-name="P4"><text:span text:style-name="T3">010101 0001 1011</text:span></text:p>
          </draw:text-box>
        </draw:frame>
        <draw:frame draw:style-name="gr3" draw:text-style-name="P5" draw:layer="layout" svg:width="3.889cm" svg:height="0.654cm" svg:x="16.453cm" svg:y="3.447cm">
          <draw:text-box>
            <text:p text:style-name="P4"><text:span text:style-name="T3">010101 0000 0010</text:span></text:p>
          </draw:text-box>
        </draw:frame>
        <draw:frame draw:style-name="gr3" draw:text-style-name="P5" draw:layer="layout" svg:width="3.889cm" svg:height="0.654cm" svg:x="20.253cm" svg:y="1.947cm">
          <draw:text-box>
            <text:p text:style-name="P4"><text:span text:style-name="T3">110111 0000 0001</text:span></text:p>
          </draw:text-box>
        </draw:frame>
        <draw:frame draw:style-name="gr3" draw:text-style-name="P5" draw:layer="layout" svg:width="3.889cm" svg:height="0.654cm" svg:x="20.253cm" svg:y="2.447cm">
          <draw:text-box>
            <text:p text:style-name="P4"><text:span text:style-name="T3">010101 0000 1101</text:span></text:p>
          </draw:text-box>
        </draw:frame>
        <draw:line draw:style-name="gr4" draw:text-style-name="P1" draw:layer="layout" svg:x1="20.304cm" svg:y1="1.762cm" svg:x2="20.304cm" svg:y2="4.556cm">
          <text:p/>
        </draw:line>
        <draw:custom-shape draw:style-name="gr2" draw:text-style-name="P1" draw:layer="layout" svg:width="0.762cm" svg:height="0.635cm" svg:x="15.434cm" svg:y="2.48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908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3T20:52:46.050768528</meta:creation-date>
    <dc:date>2016-06-09T16:29:18.179153530</dc:date>
    <meta:editing-duration>PT8M19S</meta:editing-duration>
    <meta:editing-cycles>5</meta:editing-cycles>
    <meta:generator>LibreOffice/4.2.8.2$Linux_X86_64 LibreOffice_project/420m0$Build-2</meta:generator>
    <meta:document-statistic meta:object-count="19"/>
  </office:meta>
</office:document-meta>
</file>